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09cm" fo:min-width="5.46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fill-color="#ffffff" draw:textarea-horizontal-align="justify" draw:textarea-vertical-align="middle" draw:auto-grow-height="false" fo:min-height="1.909cm" fo:min-width="5.469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37cm" fo:min-width="3.63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699cm" fo:min-width="3.98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1cm" fo:min-width="4.2cm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969cm" svg:height="2.159cm" svg:x="7.807cm" svg:y="1.24cm">
          <text:p text:style-name="P1">Application systems<text:line-break/>(COTS)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969cm" svg:height="2.159cm" svg:x="7.807cm" svg:y="11.24cm">
          <text:p text:style-name="P1">Programming<text:line-break/>language librarie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969cm" svg:height="2.159cm" svg:x="16.807cm" svg:y="6.147cm">
          <text:p text:style-name="P1">Component<text:line-break/>frameworks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969cm" svg:height="2.159cm" svg:x="-1.193cm" svg:y="6.147cm">
          <text:p text:style-name="P1">Architectural and<text:line-break/>design patterns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028cm" svg:height="0.962cm" svg:x="-0.223cm" svg:y="5.05cm">
          <draw:text-box>
            <text:p text:style-name="P3">Abstraction</text:p>
          </draw:text-box>
        </draw:frame>
        <draw:frame draw:style-name="gr3" draw:text-style-name="P4" draw:layer="layout" svg:width="2.754cm" svg:height="0.962cm" svg:x="9.414cm" svg:y="0.05cm">
          <draw:text-box>
            <text:p text:style-name="P3">System</text:p>
          </draw:text-box>
        </draw:frame>
        <draw:frame draw:style-name="gr3" draw:text-style-name="P4" draw:layer="layout" svg:width="2.479cm" svg:height="0.962cm" svg:x="9.552cm" svg:y="13.75cm">
          <draw:text-box>
            <text:p text:style-name="P3">Object</text:p>
          </draw:text-box>
        </draw:frame>
        <draw:frame draw:style-name="gr3" draw:text-style-name="P4" draw:layer="layout" svg:width="4.033cm" svg:height="0.962cm" svg:x="17.775cm" svg:y="5.05cm">
          <draw:text-box>
            <text:p text:style-name="P3">Component</text:p>
          </draw:text-box>
        </draw:frame>
        <draw:custom-shape draw:style-name="gr4" draw:text-style-name="P2" xml:id="id2" draw:id="id2" draw:layer="layout" svg:width="5.842cm" svg:height="2.667cm" svg:x="7.87cm" svg:y="5.893cm">
          <text:p text:style-name="P1">Software re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776cm" svg:y1="7.226cm" svg:x2="7.87cm" svg:y2="7.227cm" draw:start-shape="id1" draw:start-glue-point="1" draw:end-shape="id2" draw:end-glue-point="6" svg:d="M4776 7226l3094 1" svg:viewBox="0 0 3095 2">
          <text:p/>
        </draw:connector>
        <draw:connector draw:style-name="gr5" draw:text-style-name="P5" draw:layer="layout" draw:type="line" svg:x1="10.791cm" svg:y1="3.399cm" svg:x2="10.791cm" svg:y2="5.893cm" draw:start-shape="id3" draw:start-glue-point="2" draw:end-shape="id2" draw:end-glue-point="4" svg:d="M10791 3399v2494" svg:viewBox="0 0 1 2495">
          <text:p/>
        </draw:connector>
        <draw:connector draw:style-name="gr5" draw:text-style-name="P5" draw:layer="layout" draw:type="line" svg:x1="16.807cm" svg:y1="7.226cm" svg:x2="13.712cm" svg:y2="7.227cm" draw:start-shape="id4" draw:start-glue-point="3" draw:end-shape="id2" draw:end-glue-point="10" svg:d="M16807 7226l-3095 1" svg:viewBox="0 0 3096 2">
          <text:p/>
        </draw:connector>
        <draw:connector draw:style-name="gr5" draw:text-style-name="P5" draw:layer="layout" draw:type="line" svg:x1="10.791cm" svg:y1="11.24cm" svg:x2="10.791cm" svg:y2="8.56cm" draw:start-shape="id5" draw:start-glue-point="0" draw:end-shape="id2" draw:end-glue-point="8" svg:d="M10791 11240v-2680" svg:viewBox="0 0 1 2681">
          <text:p/>
        </draw:connector>
        <draw:custom-shape draw:style-name="gr6" draw:text-style-name="P2" xml:id="id6" draw:id="id6" draw:layer="layout" svg:width="4.699cm" svg:height="2.159cm" svg:x="1cm" svg:y="24.193cm">
          <text:p text:style-name="P1">Component<text:line-break/>vers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4.699cm" svg:height="2.159cm" svg:x="10cm" svg:y="24.193cm">
          <text:p text:style-name="P1">System<text:line-break/>vers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2" draw:id="id12" draw:layer="layout" svg:width="4.699cm" svg:height="2.159cm" svg:x="20cm" svg:y="24.193cm">
          <text:p text:style-name="P1">System<text:line-break/>release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0" draw:id="id10" draw:layer="layout" svg:width="4.699cm" svg:height="2.159cm" svg:x="15cm" svg:y="21.193cm">
          <text:p text:style-name="P1">Change<text:line-break/>management</text:p>
          <draw:enhanced-geometry svg:viewBox="0 0 21600 21600" draw:path-stretchpoint-x="10800" draw:path-stretchpoint-y="10800" draw:text-areas="?f3 ?f4 ?f5 ?f6" draw:type="round-rectangle" draw:modifiers="7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1" draw:id="id11" draw:layer="layout" svg:width="4.699cm" svg:height="2.159cm" svg:x="15cm" svg:y="27.193cm">
          <text:p text:style-name="P1">Release<text:line-break/>management</text:p>
          <draw:enhanced-geometry svg:viewBox="0 0 21600 21600" draw:path-stretchpoint-x="10800" draw:path-stretchpoint-y="10800" draw:text-areas="?f3 ?f4 ?f5 ?f6" draw:type="round-rectangle" draw:modifiers="91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3" draw:id="id13" draw:layer="layout" svg:width="4.699cm" svg:height="2.159cm" svg:x="15cm" svg:y="17.193cm">
          <text:p text:style-name="P1">Change<text:line-break/>proposal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9" draw:id="id9" draw:layer="layout" svg:width="4.699cm" svg:height="2.159cm" svg:x="5.45cm" svg:y="21.293cm">
          <text:p text:style-name="P1">System<text:line-break/>building</text:p>
          <draw:enhanced-geometry svg:viewBox="0 0 21600 21600" draw:path-stretchpoint-x="10800" draw:path-stretchpoint-y="10800" draw:text-areas="?f3 ?f4 ?f5 ?f6" draw:type="round-rectangle" draw:modifiers="6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7" draw:id="id7" draw:layer="layout" svg:width="4.699cm" svg:height="2.159cm" svg:x="5.45cm" svg:y="27.193cm">
          <text:p text:style-name="P1">Version<text:line-break/>management</text:p>
          <draw:enhanced-geometry svg:viewBox="0 0 21600 21600" draw:path-stretchpoint-x="10800" draw:path-stretchpoint-y="10800" draw:text-areas="?f3 ?f4 ?f5 ?f6" draw:type="round-rectangle" draw:modifiers="69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3.349cm" svg:y1="26.352cm" svg:x2="5.45cm" svg:y2="28.272cm" draw:start-shape="id6" draw:start-glue-point="2" draw:end-shape="id7" draw:end-glue-point="3" svg:d="M3349 26352l2101 1920" svg:viewBox="0 0 2102 1921">
          <text:p/>
        </draw:connector>
        <draw:connector draw:style-name="gr8" draw:text-style-name="P6" draw:layer="layout" draw:type="line" svg:x1="10.149cm" svg:y1="28.272cm" svg:x2="12.349cm" svg:y2="26.352cm" draw:start-shape="id7" draw:start-glue-point="1" draw:end-shape="id8" draw:end-glue-point="2" svg:d="M10149 28272l2200-1920" svg:viewBox="0 0 2201 1921">
          <text:p/>
        </draw:connector>
        <draw:connector draw:style-name="gr8" draw:text-style-name="P6" draw:layer="layout" draw:type="line" svg:x1="3.349cm" svg:y1="24.193cm" svg:x2="5.45cm" svg:y2="22.372cm" draw:start-shape="id6" draw:start-glue-point="0" draw:end-shape="id9" draw:end-glue-point="3" svg:d="M3349 24193l2101-1821" svg:viewBox="0 0 2102 1822">
          <text:p/>
        </draw:connector>
        <draw:connector draw:style-name="gr8" draw:text-style-name="P6" draw:layer="layout" draw:type="line" svg:x1="10.149cm" svg:y1="22.372cm" svg:x2="12.349cm" svg:y2="24.193cm" draw:start-shape="id9" draw:start-glue-point="1" draw:end-shape="id8" draw:end-glue-point="0" svg:d="M10149 22372l2200 1821" svg:viewBox="0 0 2201 1822">
          <text:p/>
        </draw:connector>
        <draw:connector draw:style-name="gr8" draw:text-style-name="P6" draw:layer="layout" draw:type="line" svg:x1="12.349cm" svg:y1="24.193cm" svg:x2="15cm" svg:y2="22.272cm" draw:start-shape="id8" draw:start-glue-point="0" draw:end-shape="id10" draw:end-glue-point="3" svg:d="M12349 24193l2651-1921" svg:viewBox="0 0 2652 1922">
          <text:p/>
        </draw:connector>
        <draw:connector draw:style-name="gr8" draw:text-style-name="P6" draw:layer="layout" draw:type="line" svg:x1="12.349cm" svg:y1="26.352cm" svg:x2="15cm" svg:y2="28.272cm" draw:start-shape="id8" draw:start-glue-point="2" draw:end-shape="id11" draw:end-glue-point="3" svg:d="M12349 26352l2651 1920" svg:viewBox="0 0 2652 1921">
          <text:p/>
        </draw:connector>
        <draw:connector draw:style-name="gr8" draw:text-style-name="P6" draw:layer="layout" draw:type="line" svg:x1="19.699cm" svg:y1="28.272cm" svg:x2="22.349cm" svg:y2="26.352cm" draw:start-shape="id11" draw:start-glue-point="1" draw:end-shape="id12" draw:end-glue-point="2" svg:d="M19699 28272l2650-1920" svg:viewBox="0 0 2651 1921">
          <text:p/>
        </draw:connector>
        <draw:connector draw:style-name="gr8" draw:text-style-name="P6" draw:layer="layout" draw:type="line" svg:x1="19.699cm" svg:y1="22.272cm" svg:x2="22.349cm" svg:y2="24.193cm" draw:start-shape="id10" draw:start-glue-point="1" draw:end-shape="id12" draw:end-glue-point="0" svg:d="M19699 22272l2650 1921" svg:viewBox="0 0 2651 1922">
          <text:p/>
        </draw:connector>
        <draw:connector draw:style-name="gr8" draw:text-style-name="P6" draw:layer="layout" draw:type="line" svg:x1="17.349cm" svg:y1="19.352cm" svg:x2="17.349cm" svg:y2="21.193cm" draw:start-shape="id13" draw:start-glue-point="2" draw:end-shape="id10" draw:end-glue-point="0" svg:d="M17349 19352v1841" svg:viewBox="0 0 1 184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6:04:24.036211389</meta:creation-date>
    <meta:generator>LibreOffice/6.4.4.2$Linux_X86_64 LibreOffice_project/40$Build-2</meta:generator>
    <dc:date>2020-08-06T16:19:35.907306308</dc:date>
    <meta:editing-duration>PT7M29S</meta:editing-duration>
    <meta:editing-cycles>2</meta:editing-cycles>
    <meta:document-statistic meta:object-count="30"/>
  </office:meta>
</office:document-meta>
</file>